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F000000087054B37B35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lkatra" svg:font-family="Alkatra" style:font-pitch="variable"/>
    <style:font-face style:name="Alkatra Medium" svg:font-family="'Alkatra Medium'" style:font-pitch="variable"/>
    <style:font-face style:name="Alkatra SemiBold" svg:font-family="'Alkatra SemiBold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Noto Sans" svg:font-family="'Noto Sans'" style:font-family-generic="roman" style:font-pitch="variable"/>
    <style:font-face style:name="Noto Sans SC" svg:font-family="'Noto Sans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fade" smil:subtype="fadeOverColor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svg:stroke-width="0.152cm" svg:stroke-color="#ff3838" draw:marker-start-width="0.432cm" draw:marker-end-width="0.432cm" svg:stroke-opacity="35%" draw:fill="gradient" draw:fill-gradient-name="Gradient_20_1" draw:gradient-step-count="0" draw:opacity="50%" draw:textarea-horizontal-align="justify" draw:textarea-vertical-align="middle" draw:auto-grow-height="false" fo:min-height="2.832cm" fo:min-width="21.132cm" fo:padding-top="0.201cm" fo:padding-bottom="0.201cm" fo:padding-left="0.326cm" fo:padding-right="0.326cm" draw:shadow-opacity="50%" loext:decorative="false"/>
      <style:paragraph-properties style:writing-mode="lr-tb"/>
    </style:style>
    <style:style style:name="gr3" style:family="graphic">
      <style:graphic-properties style:protect="size" loext:decorative="false"/>
    </style:style>
    <style:style style:name="gr4" style:family="graphic" style:parent-style-name="standard">
      <style:graphic-properties svg:stroke-width="0.152cm" svg:stroke-color="#ff3838" draw:marker-start-width="0.432cm" draw:marker-end-width="0.432cm" svg:stroke-opacity="35%" draw:fill="gradient" draw:fill-gradient-name="Gradient_20_1" draw:gradient-step-count="0" draw:opacity="50%" draw:textarea-horizontal-align="left" draw:textarea-vertical-align="top" draw:auto-grow-height="false" fo:min-height="10.712cm" fo:min-width="7.922cm" fo:padding-top="0.201cm" fo:padding-bottom="0.201cm" fo:padding-left="0.326cm" fo:padding-right="0.326cm" draw:shadow-opacity="50%" loext:decorative="false"/>
      <style:paragraph-properties style:writing-mode="lr-tb"/>
    </style:style>
    <style:style style:name="gr5" style:family="graphic" style:parent-style-name="standard">
      <style:graphic-properties svg:stroke-width="0.152cm" svg:stroke-color="#ff3838" draw:marker-start-width="0.432cm" draw:marker-end-width="0.432cm" svg:stroke-opacity="35%" draw:fill="gradient" draw:fill-gradient-name="Gradient_20_1" draw:gradient-step-count="0" draw:opacity="50%" draw:textarea-horizontal-align="justify" draw:textarea-vertical-align="top" draw:auto-grow-height="false" fo:min-height="10.712cm" fo:min-width="7.922cm" fo:padding-top="0.201cm" fo:padding-bottom="0.201cm" fo:padding-left="0.326cm" fo:padding-right="0.326cm" draw:shadow-opacity="50%" loext:decorative="false"/>
      <style:paragraph-properties style:writing-mode="lr-tb"/>
    </style:style>
    <style:style style:name="gr6" style:family="graphic" style:parent-style-name="standard">
      <style:graphic-properties svg:stroke-width="0.152cm" svg:stroke-color="#ff3838" draw:marker-start-width="0.432cm" draw:marker-end-width="0.432cm" svg:stroke-opacity="35%" draw:fill="gradient" draw:fill-gradient-name="Gradient_20_1" draw:gradient-step-count="0" draw:opacity="50%" draw:textarea-horizontal-align="justify" draw:textarea-vertical-align="middle" draw:auto-grow-height="false" fo:min-height="5.786cm" fo:min-width="23.291cm" fo:padding-top="0.201cm" fo:padding-bottom="0.201cm" fo:padding-left="0.326cm" fo:padding-right="0.326cm" draw:shadow-opacity="50%" loext:decorative="false"/>
      <style:paragraph-properties style:writing-mode="lr-tb"/>
    </style:style>
    <style:style style:name="pr1" style:family="presentation" style:parent-style-name="Default-title">
      <style:graphic-properties fo:min-height="2.629cm" loext:decorative="false"/>
      <style:paragraph-properties style:writing-mode="lr-tb"/>
    </style:style>
    <style:style style:name="pr2" style:family="presentation" style:parent-style-name="Default-subtitle">
      <style:graphic-properties draw:fill-color="#ffffff" fo:min-height="9.134cm" loext:decorative="false"/>
      <style:paragraph-properties style:writing-mode="lr-tb"/>
    </style:style>
    <style:style style:name="pr3" style:family="presentation" style:parent-style-name="Default-notes">
      <style:graphic-properties draw:fill-color="#ffffff" draw:auto-grow-height="false" fo:min-height="12.573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gradient" draw:fill-gradient-name="Gradient_20_1" draw:gradient-step-count="0" draw:opacity="50%"/>
      <style:paragraph-properties fo:text-align="center"/>
      <style:text-properties style:font-name="Alkatra Medium"/>
    </style:style>
    <style:style style:name="P4" style:family="paragraph">
      <style:paragraph-properties fo:text-align="start"/>
    </style:style>
    <style:style style:name="P5" style:family="paragraph">
      <loext:graphic-properties draw:fill="gradient" draw:fill-gradient-name="Gradient_20_1" draw:gradient-step-count="0" draw:opacity="50%"/>
      <style:paragraph-properties fo:text-align="start"/>
      <style:text-properties style:font-name="Alkatra" fo:font-size="22pt" style:font-size-asian="22pt" style:font-size-complex="22pt"/>
    </style:style>
    <style:style style:name="P6" style:family="paragraph">
      <style:paragraph-properties fo:margin-left="0cm" fo:margin-right="0cm" fo:margin-top="0cm" fo:margin-bottom="0cm" fo:line-height="100%" fo:text-align="start" fo:text-indent="0cm"/>
    </style:style>
    <style:style style:name="P7" style:family="paragraph">
      <loext:graphic-properties draw:fill="gradient" draw:fill-gradient-name="Gradient_20_1" draw:gradient-step-count="0" draw:opacity="50%"/>
      <style:paragraph-properties fo:text-align="center"/>
    </style:style>
    <style:style style:name="P8" style:family="paragraph">
      <loext:graphic-properties draw:fill="gradient" draw:fill-gradient-name="Gradient_20_1" draw:gradient-step-count="0" draw:opacity="50%"/>
      <style:paragraph-properties fo:text-align="center"/>
      <style:text-properties style:font-name="Alkatra SemiBold" fo:font-style="normal" style:font-style-asian="normal" style:font-style-complex="normal"/>
    </style:style>
    <style:style style:name="T1" style:family="text">
      <style:text-properties style:font-name="Alkatra Medium" fo:font-size="60pt" style:font-size-asian="60pt" style:font-size-complex="60pt"/>
    </style:style>
    <style:style style:name="T2" style:family="text">
      <style:text-properties style:font-name="Alkatra" fo:font-size="22pt" style:font-size-asian="22pt" style:font-size-complex="22pt"/>
    </style:style>
    <style:style style:name="T3" style:family="text">
      <style:text-properties style:font-name="Alkatra SemiBold" fo:font-size="54pt" fo:font-style="normal" style:font-size-asian="54pt" style:font-style-asian="normal" style:font-size-complex="54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 xml:id="id1" draw:id="id1">
        <office:forms form:automatic-focus="false" form:apply-design-mode="false"/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draw:frame draw:style-name="gr1" draw:text-style-name="P2" draw:layer="layout" svg:width="28.574cm" svg:height="16.072cm" svg:x="-0.2cm" svg:y="-0.1cm">
          <draw:image xlink:href="Pictures/1000000000000F000000087054B37B35.png" xlink:type="simple" xlink:show="embed" xlink:actuate="onLoad" draw:mime-type="image/png">
            <text:p/>
          </draw:image>
        </draw:frame>
        <draw:custom-shape draw:style-name="gr2" draw:text-style-name="P3" xml:id="id2" draw:id="id2" draw:layer="layout" svg:width="22.86cm" svg:height="4.31cm" svg:x="2.57cm" svg:y="5.72cm">
          <text:p text:style-name="P2"><text:span text:style-name="T1">Tilte</text:span></text:p>
          <draw:enhanced-geometry svg:viewBox="0 0 21600 21600" draw:path-stretchpoint-x="10800" draw:path-stretchpoint-y="11000" draw:text-areas="?f0 ?f0 ?f3 ?f12" draw:type="horizontal-scroll" draw:modifiers="2700" draw:enhanced-path="M 0 ?f4 Y ?f1 ?f0 L ?f3 ?f0 ?f3 ?f1 Y ?f2 0 21600 ?f1 L 21600 ?f13 Y ?f2 ?f12 L ?f0 ?f12 ?f0 ?f11 Y ?f1 21600 0 ?f11 Z N M ?f1 ?f4 Y ?f9 ?f8 ?f0 ?f4 ?f1 ?f6 Z N M ?f2 ?f1 Y ?f3 ?f9 ?f3 ?f1 ?f2 0 X 21600 ?f1 ?f2 ?f0 Z N M ?f1 ?f6 X 0 ?f4 N M ?f2 ?f0 L ?f3 ?f0 N M ?f0 ?f4 L ?f0 ?f11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$0 top" draw:handle-position-x="$0" draw:handle-position-y="top" draw:handle-range-x-minimum="0" draw:handle-range-x-maximum="5400"/>
          </draw:enhanced-geometry>
        </draw:custom-shape>
        <anim:par presentation:node-type="timing-root">
          <anim:par smil:begin="id1.begin">
            <anim:transitionFilter smil:dur="2s" smil:type="fade" smil:subtype="fadeOverColor" smil:fadeColor="#000000"/>
          </anim:par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fly-in-slow" presentation:preset-sub-type="from-bottom">
                  <anim:set smil:begin="0s" smil:dur="0.001s" smil:fill="hold" smil:targetElement="id2" smil:attributeName="visibility" smil:to="visible"/>
                  <anim:animate smil:dur="5s" smil:fill="hold" smil:targetElement="id2" smil:attributeName="x" smil:values="x;x" smil:keyTimes="0;1"/>
                  <anim:animate smil:dur="5s" smil:fill="hold" smil:targetElement="id2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3" draw:layer="layout" svg:width="18.624cm" svg:height="10.476cm" svg:x="1.482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 xml:id="id3" draw:id="id3">
        <office:forms form:automatic-focus="false" form:apply-design-mode="false"/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draw:frame draw:style-name="gr1" draw:text-style-name="P2" draw:layer="layout" svg:width="28.574cm" svg:height="16.072cm" svg:x="-0.2cm" svg:y="-0.1cm">
          <draw:image xlink:href="Pictures/1000000000000F000000087054B37B35.png" xlink:type="simple" xlink:show="embed" xlink:actuate="onLoad" draw:mime-type="image/png">
            <text:p/>
          </draw:image>
        </draw:frame>
        <draw:custom-shape draw:style-name="gr4" draw:text-style-name="P5" xml:id="id4" draw:id="id4" draw:layer="layout" svg:width="11.43cm" svg:height="13.97cm" svg:x="1.27cm" svg:y="0.635cm">
          <text:p text:style-name="P4"><text:span text:style-name="T2">poopoo</text:span></text:p>
          <draw:enhanced-geometry svg:viewBox="0 0 21600 21600" draw:path-stretchpoint-x="10800" draw:path-stretchpoint-y="11000" draw:text-areas="?f0 ?f0 ?f3 ?f12" draw:type="horizontal-scroll" draw:modifiers="2700" draw:enhanced-path="M 0 ?f4 Y ?f1 ?f0 L ?f3 ?f0 ?f3 ?f1 Y ?f2 0 21600 ?f1 L 21600 ?f13 Y ?f2 ?f12 L ?f0 ?f12 ?f0 ?f11 Y ?f1 21600 0 ?f11 Z N M ?f1 ?f4 Y ?f9 ?f8 ?f0 ?f4 ?f1 ?f6 Z N M ?f2 ?f1 Y ?f3 ?f9 ?f3 ?f1 ?f2 0 X 21600 ?f1 ?f2 ?f0 Z N M ?f1 ?f6 X 0 ?f4 N M ?f2 ?f0 L ?f3 ?f0 N M ?f0 ?f4 L ?f0 ?f11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$0 top" draw:handle-position-x="$0" draw:handle-position-y="top" draw:handle-range-x-minimum="0" draw:handle-range-x-maximum="5400"/>
          </draw:enhanced-geometry>
        </draw:custom-shape>
        <anim:par presentation:node-type="timing-root">
          <anim:par smil:begin="id3.begin">
            <anim:transitionFilter smil:dur="2s" smil:type="fade" smil:subtype="fadeOverColor" smil:fadeColor="#000000"/>
          </anim:par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left">
                  <anim:set smil:begin="0s" smil:dur="0.001s" smil:fill="hold" smil:targetElement="id4" smil:attributeName="visibility" smil:to="visible"/>
                  <anim:animate smil:dur="0.5s" smil:fill="hold" smil:targetElement="id4" smil:attributeName="x" smil:values="0-width/2;x" smil:keyTimes="0;1"/>
                  <anim:animate smil:dur="0.5s" smil:fill="hold" smil:targetElement="id4" smil:attributeName="y" smil:values="y;y" smil:keyTimes="0;1"/>
                </anim:par>
              </anim:par>
            </anim:par>
          </anim:seq>
        </anim:par>
        <presentation:notes draw:style-name="dp3">
          <draw:page-thumbnail draw:style-name="gr3" draw:layer="layout" svg:width="18.624cm" svg:height="10.476cm" svg:x="1.482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 xml:id="id5" draw:id="id5">
        <office:forms form:automatic-focus="false" form:apply-design-mode="false"/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draw:frame draw:style-name="gr1" draw:text-style-name="P2" draw:layer="layout" svg:width="28.574cm" svg:height="16.072cm" svg:x="-0.2cm" svg:y="-0.1cm">
          <draw:image xlink:href="Pictures/1000000000000F000000087054B37B35.png" xlink:type="simple" xlink:show="embed" xlink:actuate="onLoad" draw:mime-type="image/png">
            <text:p/>
          </draw:image>
        </draw:frame>
        <draw:custom-shape draw:style-name="gr5" draw:text-style-name="P7" xml:id="id6" draw:id="id6" draw:layer="layout" svg:width="11.43cm" svg:height="13.97cm" svg:x="15.24cm" svg:y="0.635cm">
          <text:p text:style-name="P6"><text:span text:style-name="T2">poopoo</text:span></text:p>
          <draw:enhanced-geometry svg:viewBox="0 0 21600 21600" draw:path-stretchpoint-x="10800" draw:path-stretchpoint-y="11000" draw:text-areas="?f0 ?f0 ?f3 ?f12" draw:type="horizontal-scroll" draw:modifiers="2700" draw:enhanced-path="M 0 ?f4 Y ?f1 ?f0 L ?f3 ?f0 ?f3 ?f1 Y ?f2 0 21600 ?f1 L 21600 ?f13 Y ?f2 ?f12 L ?f0 ?f12 ?f0 ?f11 Y ?f1 21600 0 ?f11 Z N M ?f1 ?f4 Y ?f9 ?f8 ?f0 ?f4 ?f1 ?f6 Z N M ?f2 ?f1 Y ?f3 ?f9 ?f3 ?f1 ?f2 0 X 21600 ?f1 ?f2 ?f0 Z N M ?f1 ?f6 X 0 ?f4 N M ?f2 ?f0 L ?f3 ?f0 N M ?f0 ?f4 L ?f0 ?f11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$0 top" draw:handle-position-x="$0" draw:handle-position-y="top" draw:handle-range-x-minimum="0" draw:handle-range-x-maximum="5400"/>
          </draw:enhanced-geometry>
        </draw:custom-shape>
        <anim:par presentation:node-type="timing-root">
          <anim:par smil:begin="id5.begin">
            <anim:transitionFilter smil:dur="2s" smil:type="fade" smil:subtype="fadeOverColor" smil:fadeColor="#000000"/>
          </anim:par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6" smil:attributeName="visibility" smil:to="visible"/>
                  <anim:animate smil:dur="0.5s" smil:fill="hold" smil:targetElement="id6" smil:attributeName="x" smil:values="1+width/2;x" smil:keyTimes="0;1"/>
                  <anim:animate smil:dur="0.5s" smil:fill="hold" smil:targetElement="id6" smil:attributeName="y" smil:values="y;y" smil:keyTimes="0;1"/>
                </anim:par>
              </anim:par>
            </anim:par>
          </anim:seq>
        </anim:par>
        <presentation:notes draw:style-name="dp3">
          <draw:page-thumbnail draw:style-name="gr3" draw:layer="layout" svg:width="18.624cm" svg:height="10.476cm" svg:x="1.482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 xml:id="id7" draw:id="id7">
        <office:forms form:automatic-focus="false" form:apply-design-mode="false"/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draw:frame draw:style-name="gr1" draw:text-style-name="P2" draw:layer="layout" svg:width="28.574cm" svg:height="16.072cm" svg:x="-0.2cm" svg:y="-0.1cm">
          <draw:image xlink:href="Pictures/1000000000000F000000087054B37B35.png" xlink:type="simple" xlink:show="embed" xlink:actuate="onLoad" draw:mime-type="image/png">
            <text:p/>
          </draw:image>
        </draw:frame>
        <draw:custom-shape draw:style-name="gr5" draw:text-style-name="P7" xml:id="id8" draw:id="id8" draw:layer="layout" svg:width="11.43cm" svg:height="13.97cm" svg:x="1.27cm" svg:y="0.635cm">
          <text:p text:style-name="P6"><text:span text:style-name="T2">poopoo</text:span></text:p>
          <draw:enhanced-geometry svg:viewBox="0 0 21600 21600" draw:path-stretchpoint-x="10800" draw:path-stretchpoint-y="11000" draw:text-areas="?f0 ?f0 ?f3 ?f12" draw:type="horizontal-scroll" draw:modifiers="2700" draw:enhanced-path="M 0 ?f4 Y ?f1 ?f0 L ?f3 ?f0 ?f3 ?f1 Y ?f2 0 21600 ?f1 L 21600 ?f13 Y ?f2 ?f12 L ?f0 ?f12 ?f0 ?f11 Y ?f1 21600 0 ?f11 Z N M ?f1 ?f4 Y ?f9 ?f8 ?f0 ?f4 ?f1 ?f6 Z N M ?f2 ?f1 Y ?f3 ?f9 ?f3 ?f1 ?f2 0 X 21600 ?f1 ?f2 ?f0 Z N M ?f1 ?f6 X 0 ?f4 N M ?f2 ?f0 L ?f3 ?f0 N M ?f0 ?f4 L ?f0 ?f11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$0 top" draw:handle-position-x="$0" draw:handle-position-y="top" draw:handle-range-x-minimum="0" draw:handle-range-x-maximum="5400"/>
          </draw:enhanced-geometry>
        </draw:custom-shape>
        <anim:par presentation:node-type="timing-root">
          <anim:par smil:begin="id7.begin">
            <anim:transitionFilter smil:dur="2s" smil:type="fade" smil:subtype="fadeOverColor" smil:fadeColor="#000000"/>
          </anim:par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left">
                  <anim:set smil:begin="0s" smil:dur="0.001s" smil:fill="hold" smil:targetElement="id8" smil:attributeName="visibility" smil:to="visible"/>
                  <anim:animate smil:dur="0.5s" smil:fill="hold" smil:targetElement="id8" smil:attributeName="x" smil:values="0-width/2;x" smil:keyTimes="0;1"/>
                  <anim:animate smil:dur="0.5s" smil:fill="hold" smil:targetElement="id8" smil:attributeName="y" smil:values="y;y" smil:keyTimes="0;1"/>
                </anim:par>
              </anim:par>
            </anim:par>
          </anim:seq>
        </anim:par>
        <presentation:notes draw:style-name="dp3">
          <draw:page-thumbnail draw:style-name="gr3" draw:layer="layout" svg:width="18.624cm" svg:height="10.476cm" svg:x="1.482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 xml:id="id9" draw:id="id9">
        <office:forms form:automatic-focus="false" form:apply-design-mode="false"/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draw:frame draw:style-name="gr1" draw:text-style-name="P2" draw:layer="layout" svg:width="28.574cm" svg:height="16.072cm" svg:x="-0.2cm" svg:y="-0.1cm">
          <draw:image xlink:href="Pictures/1000000000000F000000087054B37B35.png" xlink:type="simple" xlink:show="embed" xlink:actuate="onLoad" draw:mime-type="image/png">
            <text:p/>
          </draw:image>
        </draw:frame>
        <draw:custom-shape draw:style-name="gr5" draw:text-style-name="P7" xml:id="id10" draw:id="id10" draw:layer="layout" svg:width="11.43cm" svg:height="13.97cm" svg:x="15.24cm" svg:y="0.635cm">
          <text:p text:style-name="P6"><text:span text:style-name="T2">poopoo</text:span></text:p>
          <draw:enhanced-geometry svg:viewBox="0 0 21600 21600" draw:path-stretchpoint-x="10800" draw:path-stretchpoint-y="11000" draw:text-areas="?f0 ?f0 ?f3 ?f12" draw:type="horizontal-scroll" draw:modifiers="2700" draw:enhanced-path="M 0 ?f4 Y ?f1 ?f0 L ?f3 ?f0 ?f3 ?f1 Y ?f2 0 21600 ?f1 L 21600 ?f13 Y ?f2 ?f12 L ?f0 ?f12 ?f0 ?f11 Y ?f1 21600 0 ?f11 Z N M ?f1 ?f4 Y ?f9 ?f8 ?f0 ?f4 ?f1 ?f6 Z N M ?f2 ?f1 Y ?f3 ?f9 ?f3 ?f1 ?f2 0 X 21600 ?f1 ?f2 ?f0 Z N M ?f1 ?f6 X 0 ?f4 N M ?f2 ?f0 L ?f3 ?f0 N M ?f0 ?f4 L ?f0 ?f11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$0 top" draw:handle-position-x="$0" draw:handle-position-y="top" draw:handle-range-x-minimum="0" draw:handle-range-x-maximum="5400"/>
          </draw:enhanced-geometry>
        </draw:custom-shape>
        <anim:par presentation:node-type="timing-root">
          <anim:par smil:begin="id9.begin">
            <anim:transitionFilter smil:dur="2s" smil:type="fade" smil:subtype="fadeOverColor" smil:fadeColor="#000000"/>
          </anim:par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10" smil:attributeName="visibility" smil:to="visible"/>
                  <anim:animate smil:dur="0.5s" smil:fill="hold" smil:targetElement="id10" smil:attributeName="x" smil:values="1+width/2;x" smil:keyTimes="0;1"/>
                  <anim:animate smil:dur="0.5s" smil:fill="hold" smil:targetElement="id10" smil:attributeName="y" smil:values="y;y" smil:keyTimes="0;1"/>
                </anim:par>
              </anim:par>
            </anim:par>
          </anim:seq>
        </anim:par>
        <presentation:notes draw:style-name="dp3">
          <draw:page-thumbnail draw:style-name="gr3" draw:layer="layout" svg:width="18.624cm" svg:height="10.476cm" svg:x="1.482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 xml:id="id11" draw:id="id11">
        <office:forms form:automatic-focus="false" form:apply-design-mode="false"/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draw:frame draw:style-name="gr1" draw:text-style-name="P2" draw:layer="layout" svg:width="28.574cm" svg:height="16.072cm" svg:x="-0.2cm" svg:y="-0.1cm">
          <draw:image xlink:href="Pictures/1000000000000F000000087054B37B35.png" xlink:type="simple" xlink:show="embed" xlink:actuate="onLoad" draw:mime-type="image/png">
            <text:p/>
          </draw:image>
        </draw:frame>
        <draw:custom-shape draw:style-name="gr5" draw:text-style-name="P7" xml:id="id12" draw:id="id12" draw:layer="layout" svg:width="11.43cm" svg:height="13.97cm" svg:x="1.27cm" svg:y="0.635cm">
          <text:p text:style-name="P6"><text:span text:style-name="T2">poopoo</text:span></text:p>
          <draw:enhanced-geometry svg:viewBox="0 0 21600 21600" draw:path-stretchpoint-x="10800" draw:path-stretchpoint-y="11000" draw:text-areas="?f0 ?f0 ?f3 ?f12" draw:type="horizontal-scroll" draw:modifiers="2700" draw:enhanced-path="M 0 ?f4 Y ?f1 ?f0 L ?f3 ?f0 ?f3 ?f1 Y ?f2 0 21600 ?f1 L 21600 ?f13 Y ?f2 ?f12 L ?f0 ?f12 ?f0 ?f11 Y ?f1 21600 0 ?f11 Z N M ?f1 ?f4 Y ?f9 ?f8 ?f0 ?f4 ?f1 ?f6 Z N M ?f2 ?f1 Y ?f3 ?f9 ?f3 ?f1 ?f2 0 X 21600 ?f1 ?f2 ?f0 Z N M ?f1 ?f6 X 0 ?f4 N M ?f2 ?f0 L ?f3 ?f0 N M ?f0 ?f4 L ?f0 ?f11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$0 top" draw:handle-position-x="$0" draw:handle-position-y="top" draw:handle-range-x-minimum="0" draw:handle-range-x-maximum="5400"/>
          </draw:enhanced-geometry>
        </draw:custom-shape>
        <anim:par presentation:node-type="timing-root">
          <anim:par smil:begin="id11.begin">
            <anim:transitionFilter smil:dur="2s" smil:type="fade" smil:subtype="fadeOverColor" smil:fadeColor="#000000"/>
          </anim:par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left">
                  <anim:set smil:begin="0s" smil:dur="0.001s" smil:fill="hold" smil:targetElement="id12" smil:attributeName="visibility" smil:to="visible"/>
                  <anim:animate smil:dur="0.5s" smil:fill="hold" smil:targetElement="id12" smil:attributeName="x" smil:values="0-width/2;x" smil:keyTimes="0;1"/>
                  <anim:animate smil:dur="0.5s" smil:fill="hold" smil:targetElement="id12" smil:attributeName="y" smil:values="y;y" smil:keyTimes="0;1"/>
                </anim:par>
              </anim:par>
            </anim:par>
          </anim:seq>
        </anim:par>
        <presentation:notes draw:style-name="dp3">
          <draw:page-thumbnail draw:style-name="gr3" draw:layer="layout" svg:width="18.624cm" svg:height="10.476cm" svg:x="1.482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 xml:id="id13" draw:id="id13">
        <office:forms form:automatic-focus="false" form:apply-design-mode="false"/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draw:frame draw:style-name="gr1" draw:text-style-name="P2" draw:layer="layout" svg:width="28.574cm" svg:height="16.072cm" svg:x="-0.2cm" svg:y="-0.1cm">
          <draw:image xlink:href="Pictures/1000000000000F000000087054B37B35.png" xlink:type="simple" xlink:show="embed" xlink:actuate="onLoad" draw:mime-type="image/png">
            <text:p/>
          </draw:image>
        </draw:frame>
        <draw:custom-shape draw:style-name="gr6" draw:text-style-name="P8" xml:id="id14" draw:id="id14" draw:layer="layout" svg:width="26.005cm" svg:height="8.25cm" svg:x="0.998cm" svg:y="3.75cm">
          <text:p text:style-name="P2"><text:span text:style-name="T3">Thank you for listening</text:span></text:p>
          <draw:enhanced-geometry svg:viewBox="0 0 21600 21600" draw:path-stretchpoint-x="10800" draw:path-stretchpoint-y="11000" draw:text-areas="?f0 ?f0 ?f3 ?f12" draw:type="horizontal-scroll" draw:modifiers="2700" draw:enhanced-path="M 0 ?f4 Y ?f1 ?f0 L ?f3 ?f0 ?f3 ?f1 Y ?f2 0 21600 ?f1 L 21600 ?f13 Y ?f2 ?f12 L ?f0 ?f12 ?f0 ?f11 Y ?f1 21600 0 ?f11 Z N M ?f1 ?f4 Y ?f9 ?f8 ?f0 ?f4 ?f1 ?f6 Z N M ?f2 ?f1 Y ?f3 ?f9 ?f3 ?f1 ?f2 0 X 21600 ?f1 ?f2 ?f0 Z N M ?f1 ?f6 X 0 ?f4 N M ?f2 ?f0 L ?f3 ?f0 N M ?f0 ?f4 L ?f0 ?f11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$0 top" draw:handle-position-x="$0" draw:handle-position-y="top" draw:handle-range-x-minimum="0" draw:handle-range-x-maximum="5400"/>
          </draw:enhanced-geometry>
        </draw:custom-shape>
        <anim:par presentation:node-type="timing-root">
          <anim:par smil:begin="id13.begin">
            <anim:transitionFilter smil:dur="2s" smil:type="fade" smil:subtype="fadeOverColor" smil:fadeColor="#000000"/>
          </anim:par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fly-in-slow" presentation:preset-sub-type="from-bottom">
                  <anim:set smil:begin="0s" smil:dur="0.0022s" smil:fill="hold" smil:targetElement="id14" smil:attributeName="visibility" smil:to="visible"/>
                  <anim:animate smil:dur="11s" smil:fill="hold" smil:targetElement="id14" smil:attributeName="x" smil:values="x;x" smil:keyTimes="0;1"/>
                  <anim:animate smil:dur="11s" smil:fill="hold" smil:targetElement="id14" smil:attributeName="y" smil:values="1+height/2;y" smil:keyTimes="0;1"/>
                </anim:par>
              </anim:par>
            </anim:par>
          </anim:seq>
        </anim:par>
        <presentation:notes draw:style-name="dp3">
          <draw:page-thumbnail draw:style-name="gr3" draw:layer="layout" svg:width="18.624cm" svg:height="10.476cm" svg:x="1.482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lkatra" svg:font-family="Alkatra" style:font-pitch="variable"/>
    <style:font-face style:name="Alkatra Medium" svg:font-family="'Alkatra Medium'" style:font-pitch="variable"/>
    <style:font-face style:name="Alkatra SemiBold" svg:font-family="'Alkatra SemiBold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Noto Sans" svg:font-family="'Noto Sans'" style:font-family-generic="roman" style:font-pitch="variable"/>
    <style:font-face style:name="Noto Sans SC" svg:font-family="'Noto Sans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1" draw:display-name="Gradient 1" draw:style="linear" draw:start-color="#3465a4" draw:end-color="#ea7500" draw:start-intensity="100%" draw:end-intensity="100%" draw:angle="116deg" draw:border="0%">
      <loext:gradient-stop svg:offset="0" loext:color-type="rgb" loext:color-value="#3465a4"/>
      <loext:gradient-stop svg:offset="1" loext:color-type="rgb" loext:color-value="#ea7500"/>
    </draw:gradient>
    <draw:gradient draw:name="Gradient_20_2" draw:display-name="Gradient 2" draw:style="linear" draw:start-color="#2a5183" draw:end-color="#bb5e00" draw:start-intensity="100%" draw:end-intensity="100%" draw:angle="116deg" draw:border="0%">
      <loext:gradient-stop svg:offset="0" loext:color-type="rgb" loext:color-value="#2a5183"/>
      <loext:gradient-stop svg:offset="1" loext:color-type="rgb" loext:color-value="#bb5e00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SC" style:font-family-asian="'Noto Sans SC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SC" style:font-family-asian="'Noto Sans SC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SC" style:font-family-asian="'Noto Sans SC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SC" style:font-family-asian="'Noto Sans SC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SC" style:font-family-asian="'Noto Sans SC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25T10:10:31.606544585</meta:creation-date>
    <dc:date>2025-10-25T10:56:47.975686272</dc:date>
    <meta:editing-duration>PT25M9S</meta:editing-duration>
    <meta:editing-cycles>2</meta:editing-cycles>
    <meta:generator>LibreOffice/25.8.2.2$Linux_X86_64 LibreOffice_project/580$Build-2</meta:generator>
    <meta:document-statistic meta:object-count="63"/>
  </office:meta>
</office:document-meta>
</file>